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6.482cm"/>
    </style:style>
    <style:style style:name="co4" style:family="table-column">
      <style:table-column-properties fo:break-before="auto" style:column-width="7.064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782cm"/>
    </style:style>
    <style:style style:name="co7" style:family="table-column">
      <style:table-column-properties fo:break-before="auto" style:column-width="3.193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4.263cm"/>
    </style:style>
    <style:style style:name="co10" style:family="table-column">
      <style:table-column-properties fo:break-before="auto" style:column-width="2.942cm"/>
    </style:style>
    <style:style style:name="co11" style:family="table-column">
      <style:table-column-properties fo:break-before="auto" style:column-width="4.815cm"/>
    </style:style>
    <style:style style:name="co12" style:family="table-column">
      <style:table-column-properties fo:break-before="auto" style:column-width="2.854cm"/>
    </style:style>
    <style:style style:name="co13" style:family="table-column">
      <style:table-column-properties fo:break-before="auto" style:column-width="3.3cm"/>
    </style:style>
    <style:style style:name="co14" style:family="table-column">
      <style:table-column-properties fo:break-before="auto" style:column-width="5.154cm"/>
    </style:style>
    <style:style style:name="co15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4.066cm"/>
    </style:style>
    <style:style style:name="co17" style:family="table-column">
      <style:table-column-properties fo:break-before="auto" style:column-width="0.981cm"/>
    </style:style>
    <style:style style:name="co18" style:family="table-column">
      <style:table-column-properties fo:break-before="auto" style:column-width="1.408cm"/>
    </style:style>
    <style:style style:name="co19" style:family="table-column">
      <style:table-column-properties fo:break-before="auto" style:column-width="3.602cm"/>
    </style:style>
    <style:style style:name="co20" style:family="table-column">
      <style:table-column-properties fo:break-before="auto" style:column-width="4.173cm"/>
    </style:style>
    <style:style style:name="co21" style:family="table-column">
      <style:table-column-properties fo:break-before="auto" style:column-width="2.91cm"/>
    </style:style>
    <style:style style:name="co22" style:family="table-column">
      <style:table-column-properties fo:break-before="auto" style:column-width="2.963cm"/>
    </style:style>
    <style:style style:name="co23" style:family="table-column">
      <style:table-column-properties fo:break-before="auto" style:column-width="1.826cm"/>
    </style:style>
    <style:style style:name="co24" style:family="table-column">
      <style:table-column-properties fo:break-before="page" style:column-width="3.424cm"/>
    </style:style>
    <style:style style:name="co25" style:family="table-column">
      <style:table-column-properties fo:break-before="auto" style:column-width="4.156cm"/>
    </style:style>
    <style:style style:name="co26" style:family="table-column">
      <style:table-column-properties fo:break-before="auto" style:column-width="3.318cm"/>
    </style:style>
    <style:style style:name="co27" style:family="table-column">
      <style:table-column-properties fo:break-before="auto" style:column-width="2.22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706cm" fo:break-before="auto" style:use-optimal-row-height="fals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8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0"/>
    <style:style style:name="ce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Default" style:data-style-name="N0">
      <style:table-cell-properties fo:border="0.06pt solid #000000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67" style:family="table-cell" style:parent-style-name="Default" style:data-style-name="N0">
      <style:table-cell-properties fo:background-color="#dddddd"/>
    </style:style>
    <style:style style:name="ce68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dddddd" fo:border="0.06pt solid #000000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dddddd"/>
      <style:text-properties fo:font-weight="bold" style:font-weight-asian="bold" style:font-weight-complex="bold"/>
    </style:style>
    <style:style style:name="ce47" style:family="table-cell" style:parent-style-name="Default" style:data-style-name="N11">
      <style:table-cell-properties fo:border="0.06pt solid #000000"/>
    </style:style>
    <style:style style:name="ce4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="0.06pt solid #000000"/>
      <style:map style:condition="cell-content()=&quot;No&quot;" style:apply-style-name="Bad" style:base-cell-address="'M1-Assignment1'.B30"/>
      <style:map style:condition="cell-content()=&quot;Yes&quot;" style:apply-style-name="Good" style:base-cell-address="'M1-Assignment1'.B30"/>
    </style:style>
    <style:style style:name="ce20" style:family="table-cell" style:parent-style-name="Default" style:data-style-name="N0">
      <style:table-cell-properties fo:background-color="transparent" style:vertical-align="middle"/>
      <style:text-properties fo:font-style="italic" style:font-style-asian="italic" style:font-style-complex="italic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52" style:family="table-cell" style:parent-style-name="Default" style:data-style-name="N0">
      <style:table-cell-properties fo:border="0.06pt solid #000000"/>
      <style:map style:condition="cell-content()=&quot;No&quot;" style:apply-style-name="Bad" style:base-cell-address="'M1-Assignment2'.B15"/>
      <style:map style:condition="cell-content()=&quot;Yes&quot;" style:apply-style-name="Good" style:base-cell-address="'M1-Assignment2'.B15"/>
    </style:style>
    <style:style style:name="ce27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transparent" fo:border="0.06pt solid #000000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tyle="italic" style:font-style-asian="italic" style:font-style-complex="italic"/>
    </style:style>
    <style:style style:name="ce79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1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  <style:text-properties fo:font-style="italic" style:font-style-asian="italic" style:font-style-complex="italic"/>
    </style:style>
    <style:style style:name="ce84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85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-bottom="0.06pt solid #000000" fo:background-color="#dddddd" fo:border-left="none" fo:border-right="0.06pt solid #000000" fo:border-top="none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ackground-color="#dddddd" fo:border="0.06pt solid #000000"/>
    </style:style>
    <style:style style:name="ce89" style:family="table-cell" style:parent-style-name="Default" style:data-style-name="N0">
      <style:table-cell-properties fo:border-bottom="0.06pt solid #000000" fo:background-color="#dddddd" fo:border-left="none" fo:border-right="0.06pt solid #000000" fo:border-top="none"/>
    </style:style>
    <style:style style:name="ce90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="0.74pt solid #000000"/>
    </style:style>
    <style:style style:name="ce92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4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top"/>
      <style:paragraph-properties fo:text-align="center"/>
    </style:style>
    <style:style style:name="ce95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center"/>
    </style:style>
    <style:style style:name="ce96" style:family="table-cell" style:parent-style-name="Default" style:data-style-name="N0">
      <style:table-cell-properties fo:background-color="#dddddd" style:text-align-source="fix" style:repeat-content="false" style:vertical-align="middle"/>
      <style:paragraph-properties fo:text-align="center"/>
    </style:style>
    <style:style style:name="ce97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top"/>
      <style:paragraph-properties fo:text-align="center"/>
    </style:style>
    <style:style style:name="ce10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9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00" style:family="table-cell" style:parent-style-name="Default" style:data-style-name="N0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top"/>
      <style:paragraph-properties fo:text-align="center"/>
    </style:style>
    <style:style style:name="ce101" style:family="table-cell" style:parent-style-name="Default" style:data-style-name="N0">
      <style:table-cell-properties fo:background-color="#dddddd" style:text-align-source="fix" style:repeat-content="false" fo:border="0.06pt solid #000000" style:vertical-align="top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Liberation Sans" style:font-name-asian="Liberation Sans" fo:font-size="12pt" fo:font-weight="normal" style:text-underline-style="none" style:text-underline-color="font-color" style:text-line-through-type="none" fo:font-style="normal" style:text-outline="false" fo:text-shadow="none" fo:color="#000000" style:font-name-complex="Liberation Sans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Liberation Sans" style:font-name-asian="Liberation Sans" fo:font-size="12pt" fo:font-weight="normal" style:text-line-through-type="none" fo:font-style="normal" style:text-outline="false" fo:text-shadow="none" fo:color="#000000" style:font-name-complex="Liberation Sans" style:font-size-asian="12pt" style:font-size-complex="12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4" style:family="text">
      <style:text-properties style:font-name="Liberation Sans" style:font-name-asian="Liberation Sans" fo:font-size="12pt" fo:font-weight="normal" style:text-line-through-type="none" fo:font-style="normal" style:text-outline="false" fo:text-shadow="none" fo:color="#000000" style:font-name-complex="Liberation Sans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M1-Assignment1'.B30">
          <table:error-message table:message-type="stop" table:display="true"/>
        </table:content-validation>
      </table:content-validations>
      <table:table table:name="M1-Participants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1020" table:default-cell-style-name="ce24"/>
        <table:table-row table:style-name="ro1">
          <table:table-cell table:style-name="ce17" office:value-type="string" calcext:value-type="string" table:number-columns-spanned="4" table:number-rows-spanned="1">
            <text:p>Enter the names and matriculation numbers of your group members:</text:p>
          </table:table-cell>
          <table:covered-table-cell table:number-columns-repeated="3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2" table:number-columns-repeated="4"/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4"/>
          <table:table-cell table:style-name="ce11" office:value-type="string" calcext:value-type="string">
            <text:p>Matriculation no.</text:p>
          </table:table-cell>
          <table:table-cell table:style-name="ce6" office:value-type="string" calcext:value-type="string">
            <text:p>First Name</text:p>
          </table:table-cell>
          <table:table-cell table:style-name="ce7" office:value-type="string" calcext:value-type="string">
            <text:p>Last Name</text:p>
          </table:table-cell>
          <table:table-cell table:number-columns-repeated="1020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style-name="ce10"/>
          <table:table-cell table:number-columns-repeated="1020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2" table:number-columns-repeated="2"/>
          <table:table-cell table:style-name="ce10"/>
          <table:table-cell table:number-columns-repeated="1020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15" table:number-columns-repeated="2"/>
          <table:table-cell table:style-name="ce16"/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1-Assignment1" table:style-name="ta2">
        <table:shapes>
          <draw:frame draw:z-index="0" draw:style-name="gr1" draw:text-style-name="P1" svg:width="16cm" svg:height="8.996cm" svg:x="2.056cm" svg:y="29.845cm">
            <draw:object draw:notify-on-update-of-ranges="'M1-Assignment1'.B12:'M1-Assignment1'.B12 'M1-Assignment1'.B13:'M1-Assignment1'.B16 'M1-Assignment1'.C12:'M1-Assignment1'.C12 'M1-Assignment1'.C13:'M1-Assignment1'.C16 'M1-Assignment1'.D12:'M1-Assignment1'.D12 'M1-Assignment1'.D13:'M1-Assignment1'.D16 'M1-Assignment1'.E12:'M1-Assignment1'.E12 'M1-Assignment1'.E13:'M1-Assignment1'.E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6cm" svg:x="19.796cm" svg:y="29.977cm">
            <draw:object draw:notify-on-update-of-ranges="'M1-Assignment1'.F12:'M1-Assignment1'.F12 'M1-Assignment1'.F13:'M1-Assignment1'.F16 'M1-Assignment1'.G12:'M1-Assignment1'.G12 'M1-Assignment1'.G13:'M1-Assignment1'.G16 'M1-Assignment1'.H12:'M1-Assignment1'.H12 'M1-Assignment1'.H13:'M1-Assignment1'.H16 'M1-Assignment1'.I12:'M1-Assignment1'.I12 'M1-Assignment1'.I13:'M1-Assignment1'.I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6cm" svg:height="8.995cm" svg:x="2.214cm" svg:y="39.74cm">
            <draw:object draw:notify-on-update-of-ranges="'M1-Assignment1'.B3:'M1-Assignment1'.B3 'M1-Assignment1'.B4:'M1-Assignment1'.B7 'M1-Assignment1'.C3:'M1-Assignment1'.C3 'M1-Assignment1'.C4:'M1-Assignment1'.C7 'M1-Assignment1'.D3:'M1-Assignment1'.D3 'M1-Assignment1'.D4:'M1-Assignment1'.D7 'M1-Assignment1'.E3:'M1-Assignment1'.E3 'M1-Assignment1'.E4:'M1-Assignment1'.E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5.999cm" svg:height="8.996cm" svg:x="19.875cm" svg:y="39.898cm">
            <draw:object draw:notify-on-update-of-ranges="'M1-Assignment1'.F3:'M1-Assignment1'.F3 'M1-Assignment1'.F4:'M1-Assignment1'.F7 'M1-Assignment1'.G3:'M1-Assignment1'.G3 'M1-Assignment1'.G4:'M1-Assignment1'.G7 'M1-Assignment1'.H3:'M1-Assignment1'.H3 'M1-Assignment1'.H4:'M1-Assignment1'.H7 'M1-Assignment1'.I3:'M1-Assignment1'.I3 'M1-Assignment1'.I4:'M1-Assignment1'.I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6cm" svg:height="8.996cm" svg:x="2.53cm" svg:y="19.87cm">
            <draw:object draw:notify-on-update-of-ranges="'M1-Assignment1'.B21:'M1-Assignment1'.B21 'M1-Assignment1'.B22:'M1-Assignment1'.B25 'M1-Assignment1'.C21:'M1-Assignment1'.C21 'M1-Assignment1'.C22:'M1-Assignment1'.C25 'M1-Assignment1'.D21:'M1-Assignment1'.D21 'M1-Assignment1'.D22:'M1-Assignment1'.D25 'M1-Assignment1'.E21:'M1-Assignment1'.E21 'M1-Assignment1'.E22:'M1-Assignment1'.E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5" draw:style-name="gr1" draw:text-style-name="P1" svg:width="16cm" svg:height="8.995cm" svg:x="21.693cm" svg:y="19.712cm">
            <draw:object draw:notify-on-update-of-ranges="'M1-Assignment1'.F21:'M1-Assignment1'.F21 'M1-Assignment1'.F22:'M1-Assignment1'.F25 'M1-Assignment1'.G21:'M1-Assignment1'.G21 'M1-Assignment1'.G22:'M1-Assignment1'.G25 'M1-Assignment1'.H21:'M1-Assignment1'.H21 'M1-Assignment1'.H22:'M1-Assignment1'.H25 'M1-Assignment1'.I21:'M1-Assignment1'.I21 'M1-Assignment1'.I22:'M1-Assignment1'.I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8" table:number-columns-repeated="5" table:default-cell-style-name="ce24"/>
        <table:table-column table:style-name="co5" table:number-columns-repeated="1015" table:default-cell-style-name="ce24"/>
        <table:table-row table:style-name="ro2">
          <table:table-cell table:style-name="ce38" office:value-type="string" calcext:value-type="string" table:number-columns-spanned="9" table:number-rows-spanned="1">
            <text:p>nested-loop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5" office:value-type="string" calcext:value-type="string" table:number-columns-spanned="1" table:number-rows-spanned="2">
            <text:p>Size</text:p>
          </table:table-cell>
          <table:table-cell table:style-name="ce38" office:value-type="string" calcext:value-type="string" table:number-columns-spanned="4" table:number-rows-spanned="1">
            <text:p>L1:I-miss [%]</text:p>
          </table:table-cell>
          <table:covered-table-cell table:number-columns-repeated="3"/>
          <table:table-cell table:style-name="ce38" office:value-type="string" calcext:value-type="string" table:number-columns-spanned="4" table:number-rows-spanned="1">
            <text:p>L1:D-miss [%]</text:p>
          </table:table-cell>
          <table:covered-table-cell table:number-columns-repeated="3"/>
          <table:table-cell table:number-columns-repeated="1015"/>
        </table:table-row>
        <table:table-row table:style-name="ro2">
          <table:covered-table-cell/>
          <table:table-cell table:style-name="ce19" office:value-type="string" calcext:value-type="string">
            <text:p>1-way</text:p>
          </table:table-cell>
          <table:table-cell table:style-name="ce19" office:value-type="string" calcext:value-type="string">
            <text:p>2-way</text:p>
          </table:table-cell>
          <table:table-cell table:style-name="ce19" office:value-type="string" calcext:value-type="string">
            <text:p>4-way</text:p>
          </table:table-cell>
          <table:table-cell table:style-name="ce19" office:value-type="string" calcext:value-type="string">
            <text:p>8-way</text:p>
          </table:table-cell>
          <table:table-cell table:style-name="ce19" office:value-type="string" calcext:value-type="string">
            <text:p>1-way</text:p>
          </table:table-cell>
          <table:table-cell table:style-name="ce19" office:value-type="string" calcext:value-type="string">
            <text:p>2-way</text:p>
          </table:table-cell>
          <table:table-cell table:style-name="ce19" office:value-type="string" calcext:value-type="string">
            <text:p>4-way</text:p>
          </table:table-cell>
          <table:table-cell table:style-name="ce19" office:value-type="string" calcext:value-type="string">
            <text:p>8-way</text:p>
          </table:table-cell>
          <table:table-cell table:number-columns-repeated="1015"/>
        </table:table-row>
        <table:table-row table:style-name="ro2">
          <table:table-cell table:style-name="ce19" office:value-type="string" calcext:value-type="string">
            <text:p>2 KiB</text:p>
          </table:table-cell>
          <table:table-cell table:number-columns-repeated="4" table:style-name="ce47" office:value-type="percentage" office:value="0.0001" calcext:value-type="percentage">
            <text:p>0.01%</text:p>
          </table:table-cell>
          <table:table-cell table:style-name="ce47" office:value-type="percentage" office:value="0.0135" calcext:value-type="percentage">
            <text:p>1.35%</text:p>
          </table:table-cell>
          <table:table-cell table:number-columns-repeated="3" table:style-name="ce47" office:value-type="percentage" office:value="0.0067" calcext:value-type="percentage">
            <text:p>0.67%</text:p>
          </table:table-cell>
          <table:table-cell table:number-columns-repeated="1015"/>
        </table:table-row>
        <table:table-row table:style-name="ro2">
          <table:table-cell table:style-name="ce19" office:value-type="string" calcext:value-type="string">
            <text:p>4 KiB</text:p>
          </table:table-cell>
          <table:table-cell table:number-columns-repeated="4" table:style-name="ce47" office:value-type="percentage" office:value="0.0001" calcext:value-type="percentage">
            <text:p>0.01%</text:p>
          </table:table-cell>
          <table:table-cell table:style-name="ce47" office:value-type="percentage" office:value="0.0103" calcext:value-type="percentage">
            <text:p>1.03%</text:p>
          </table:table-cell>
          <table:table-cell table:number-columns-repeated="3" table:style-name="ce47" office:value-type="percentage" office:value="0.0067" calcext:value-type="percentage">
            <text:p>0.67%</text:p>
          </table:table-cell>
          <table:table-cell table:number-columns-repeated="1015"/>
        </table:table-row>
        <table:table-row table:style-name="ro2">
          <table:table-cell table:style-name="ce19" office:value-type="string" calcext:value-type="string">
            <text:p>8 KiB</text:p>
          </table:table-cell>
          <table:table-cell table:number-columns-repeated="4" table:style-name="ce47" office:value-type="percentage" office:value="0.0001" calcext:value-type="percentage">
            <text:p>0.01%</text:p>
          </table:table-cell>
          <table:table-cell table:style-name="ce47" office:value-type="percentage" office:value="0.0084" calcext:value-type="percentage">
            <text:p>0.84%</text:p>
          </table:table-cell>
          <table:table-cell table:number-columns-repeated="3" table:style-name="ce47" office:value-type="percentage" office:value="0.0067" calcext:value-type="percentage">
            <text:p>0.67%</text:p>
          </table:table-cell>
          <table:table-cell table:number-columns-repeated="1015"/>
        </table:table-row>
        <table:table-row table:style-name="ro2">
          <table:table-cell table:style-name="ce19" office:value-type="string" calcext:value-type="string">
            <text:p>16 KiB</text:p>
          </table:table-cell>
          <table:table-cell table:number-columns-repeated="4" table:style-name="ce47" office:value-type="percentage" office:value="0.0001" calcext:value-type="percentage">
            <text:p>0.01%</text:p>
          </table:table-cell>
          <table:table-cell table:style-name="ce47" office:value-type="percentage" office:value="0.0075" calcext:value-type="percentage">
            <text:p>0.75%</text:p>
          </table:table-cell>
          <table:table-cell table:number-columns-repeated="3" table:style-name="ce47" office:value-type="percentage" office:value="0.0067" calcext:value-type="percentage">
            <text:p>0.67%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5" office:value-type="string" calcext:value-type="string" table:number-columns-spanned="9" table:number-rows-spanned="1">
            <text:p>matrix-mul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66" office:value-type="string" calcext:value-type="string" table:number-columns-spanned="1" table:number-rows-spanned="2">
            <text:p>Size</text:p>
          </table:table-cell>
          <table:table-cell table:style-name="ce48" office:value-type="string" calcext:value-type="string" table:number-columns-spanned="4" table:number-rows-spanned="1">
            <text:p>L1:I-miss [%]</text:p>
          </table:table-cell>
          <table:covered-table-cell table:number-columns-repeated="3" table:style-name="ce67"/>
          <table:table-cell table:style-name="ce48" office:value-type="string" calcext:value-type="string" table:number-columns-spanned="4" table:number-rows-spanned="1">
            <text:p>L1:D-miss [%]</text:p>
          </table:table-cell>
          <table:covered-table-cell table:number-columns-repeated="3" table:style-name="ce67"/>
          <table:table-cell table:number-columns-repeated="1015"/>
        </table:table-row>
        <table:table-row table:style-name="ro2">
          <table:covered-table-cell table:style-name="ce67"/>
          <table:table-cell table:style-name="ce68" office:value-type="string" calcext:value-type="string">
            <text:p>1-way</text:p>
          </table:table-cell>
          <table:table-cell table:style-name="ce68" office:value-type="string" calcext:value-type="string">
            <text:p>2-way</text:p>
          </table:table-cell>
          <table:table-cell table:style-name="ce68" office:value-type="string" calcext:value-type="string">
            <text:p>4-way</text:p>
          </table:table-cell>
          <table:table-cell table:style-name="ce68" office:value-type="string" calcext:value-type="string">
            <text:p>8-way</text:p>
          </table:table-cell>
          <table:table-cell table:style-name="ce68" office:value-type="string" calcext:value-type="string">
            <text:p>1-way</text:p>
          </table:table-cell>
          <table:table-cell table:style-name="ce68" office:value-type="string" calcext:value-type="string">
            <text:p>2-way</text:p>
          </table:table-cell>
          <table:table-cell table:style-name="ce68" office:value-type="string" calcext:value-type="string">
            <text:p>4-way</text:p>
          </table:table-cell>
          <table:table-cell table:style-name="ce68" office:value-type="string" calcext:value-type="string">
            <text:p>8-wa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68" office:value-type="string" calcext:value-type="string">
            <text:p>2 KiB</text:p>
          </table:table-cell>
          <table:table-cell table:style-name="ce47" office:value-type="percentage" office:value="0.0006" calcext:value-type="percentage">
            <text:p>0.06%</text:p>
          </table:table-cell>
          <table:table-cell table:style-name="ce47" table:formula="of:=(551/968626509)*1000" office:value-type="percentage" office:value="0.000568846707043819" calcext:value-type="percentage">
            <text:p>0.06%</text:p>
          </table:table-cell>
          <table:table-cell table:style-name="ce47" table:formula="of:=(552/968626509)*1000" office:value-type="percentage" office:value="0.000569879096711775" calcext:value-type="percentage">
            <text:p>0.06%</text:p>
          </table:table-cell>
          <table:table-cell table:style-name="ce47" table:formula="of:=(486/968626509)*1000" office:value-type="percentage" office:value="0.000501741378626671" calcext:value-type="percentage">
            <text:p>0.05%</text:p>
          </table:table-cell>
          <table:table-cell table:style-name="ce47" office:value-type="percentage" office:value="0.0835" calcext:value-type="percentage">
            <text:p>8.35%</text:p>
          </table:table-cell>
          <table:table-cell table:style-name="ce47" office:value-type="percentage" office:value="0.0749" calcext:value-type="percentage">
            <text:p>7.49%</text:p>
          </table:table-cell>
          <table:table-cell table:number-columns-repeated="2" table:style-name="ce47" office:value-type="percentage" office:value="0.0743" calcext:value-type="percentage">
            <text:p>7.43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$L$13]*1024)/(32*[.M12])" office:value-type="float" office:value="64" calcext:value-type="float">
            <text:p>64</text:p>
          </table:table-cell>
          <table:table-cell table:formula="of:=([.$L$13]*1024)/(32*[.N12])" office:value-type="float" office:value="32" calcext:value-type="float">
            <text:p>32</text:p>
          </table:table-cell>
          <table:table-cell table:formula="of:=([.$L$13]*1024)/(32*[.O12])" office:value-type="float" office:value="16" calcext:value-type="float">
            <text:p>16</text:p>
          </table:table-cell>
          <table:table-cell table:formula="of:=([.$L$13]*1024)/(32*[.P12])"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68" office:value-type="string" calcext:value-type="string">
            <text:p>4 KiB</text:p>
          </table:table-cell>
          <table:table-cell table:style-name="ce47" table:formula="of:=(498/968626509)*1000" office:value-type="percentage" office:value="0.000514130054642145" calcext:value-type="percentage">
            <text:p>0.05%</text:p>
          </table:table-cell>
          <table:table-cell table:style-name="ce47" table:formula="of:=(508/968626509)*1000" office:value-type="percentage" office:value="0.000524453951321706" calcext:value-type="percentage">
            <text:p>0.05%</text:p>
          </table:table-cell>
          <table:table-cell table:style-name="ce47" table:formula="of:=(505/968626509)*1000" office:value-type="percentage" office:value="0.000521356782317838" calcext:value-type="percentage">
            <text:p>0.05%</text:p>
          </table:table-cell>
          <table:table-cell table:style-name="ce47" table:formula="of:=(504/968626509)*1000" office:value-type="percentage" office:value="0.000520324392649882" calcext:value-type="percentage">
            <text:p>0.05%</text:p>
          </table:table-cell>
          <table:table-cell table:style-name="ce47" office:value-type="percentage" office:value="0.0668" calcext:value-type="percentage">
            <text:p>6.68%</text:p>
          </table:table-cell>
          <table:table-cell table:style-name="ce47" office:value-type="percentage" office:value="0.0745" calcext:value-type="percentage">
            <text:p>7.45%</text:p>
          </table:table-cell>
          <table:table-cell table:number-columns-repeated="2" table:style-name="ce47" office:value-type="percentage" office:value="0.0743" calcext:value-type="percentage">
            <text:p>7.43%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$L$14]*1024)/(32*[.M12])" office:value-type="float" office:value="128" calcext:value-type="float">
            <text:p>128</text:p>
          </table:table-cell>
          <table:table-cell table:formula="of:=([.$L$14]*1024)/(32*[.N12])" office:value-type="float" office:value="64" calcext:value-type="float">
            <text:p>64</text:p>
          </table:table-cell>
          <table:table-cell table:formula="of:=([.$L$14]*1024)/(32*[.O12])" office:value-type="float" office:value="32" calcext:value-type="float">
            <text:p>32</text:p>
          </table:table-cell>
          <table:table-cell table:formula="of:=([.$L$14]*1024)/(32*[.P12])"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68" office:value-type="string" calcext:value-type="string">
            <text:p>8 KiB</text:p>
          </table:table-cell>
          <table:table-cell table:style-name="ce47" table:formula="of:=(442/968626509)*1000" office:value-type="percentage" office:value="0.000456316233236602" calcext:value-type="percentage">
            <text:p>0.05%</text:p>
          </table:table-cell>
          <table:table-cell table:style-name="ce47" table:formula="of:=(443/968626509)*1000" office:value-type="percentage" office:value="0.000457348622904559" calcext:value-type="percentage">
            <text:p>0.05%</text:p>
          </table:table-cell>
          <table:table-cell table:style-name="ce47" table:formula="of:=(435/968626509)*1000" office:value-type="percentage" office:value="0.00044908950556091" calcext:value-type="percentage">
            <text:p>0.04%</text:p>
          </table:table-cell>
          <table:table-cell table:style-name="ce47" table:formula="of:=(435/968626509)*1000" office:value-type="percentage" office:value="0.00044908950556091" calcext:value-type="percentage">
            <text:p>0.04%</text:p>
          </table:table-cell>
          <table:table-cell table:style-name="ce47" office:value-type="percentage" office:value="0.0244" calcext:value-type="percentage">
            <text:p>2.44%</text:p>
          </table:table-cell>
          <table:table-cell table:style-name="ce47" office:value-type="percentage" office:value="0.0218" calcext:value-type="percentage">
            <text:p>2.18%</text:p>
          </table:table-cell>
          <table:table-cell table:style-name="ce47" office:value-type="percentage" office:value="0.0142" calcext:value-type="percentage">
            <text:p>1.42%</text:p>
          </table:table-cell>
          <table:table-cell table:style-name="ce47" office:value-type="percentage" office:value="0.0093" calcext:value-type="percentage">
            <text:p>0.93%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$L$15]*1024)/(32*[.M12])" office:value-type="float" office:value="256" calcext:value-type="float">
            <text:p>256</text:p>
          </table:table-cell>
          <table:table-cell table:formula="of:=([.$L$15]*1024)/(32*[.N12])" office:value-type="float" office:value="128" calcext:value-type="float">
            <text:p>128</text:p>
          </table:table-cell>
          <table:table-cell table:formula="of:=([.$L$15]*1024)/(32*[.O12])" office:value-type="float" office:value="64" calcext:value-type="float">
            <text:p>64</text:p>
          </table:table-cell>
          <table:table-cell table:formula="of:=([.$L$15]*1024)/(32*[.P12])"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68" office:value-type="string" calcext:value-type="string">
            <text:p>16 KiB</text:p>
          </table:table-cell>
          <table:table-cell table:style-name="ce47" table:formula="of:=(434/968626509)*1000" office:value-type="percentage" office:value="0.000448057115892954" calcext:value-type="percentage">
            <text:p>0.04%</text:p>
          </table:table-cell>
          <table:table-cell table:style-name="ce47" table:formula="of:=(416/968626509)*1000" office:value-type="percentage" office:value="0.000429474101869744" calcext:value-type="percentage">
            <text:p>0.04%</text:p>
          </table:table-cell>
          <table:table-cell table:style-name="ce47" table:formula="of:=(410/968626509)*1000" office:value-type="percentage" office:value="0.000423279763862007" calcext:value-type="percentage">
            <text:p>0.04%</text:p>
          </table:table-cell>
          <table:table-cell table:style-name="ce47" table:formula="of:=(410/968626509)*1000" office:value-type="percentage" office:value="0.000423279763862007" calcext:value-type="percentage">
            <text:p>0.04%</text:p>
          </table:table-cell>
          <table:table-cell table:style-name="ce47" office:value-type="percentage" office:value="0.0153" calcext:value-type="percentage">
            <text:p>1.53%</text:p>
          </table:table-cell>
          <table:table-cell table:style-name="ce47" office:value-type="percentage" office:value="0.0087" calcext:value-type="percentage">
            <text:p>0.87%</text:p>
          </table:table-cell>
          <table:table-cell table:number-columns-repeated="2" table:style-name="ce47" office:value-type="percentage" office:value="0.0084" calcext:value-type="percentage">
            <text:p>0.84%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$L$16]*1024)/(32*[.M12])" office:value-type="float" office:value="512" calcext:value-type="float">
            <text:p>512</text:p>
          </table:table-cell>
          <table:table-cell table:formula="of:=([.$L$16]*1024)/(32*[.N12])" office:value-type="float" office:value="256" calcext:value-type="float">
            <text:p>256</text:p>
          </table:table-cell>
          <table:table-cell table:formula="of:=([.$L$16]*1024)/(32*[.O12])" office:value-type="float" office:value="128" calcext:value-type="float">
            <text:p>128</text:p>
          </table:table-cell>
          <table:table-cell table:formula="of:=([.$L$16]*1024)/(32*[.P12])" office:value-type="float" office:value="64" calcext:value-type="float">
            <text:p>64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5" office:value-type="string" calcext:value-type="string" table:number-columns-spanned="9" table:number-rows-spanned="1">
            <text:p>test-math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66" office:value-type="string" calcext:value-type="string" table:number-columns-spanned="1" table:number-rows-spanned="2">
            <text:p>Size</text:p>
          </table:table-cell>
          <table:table-cell table:style-name="ce48" office:value-type="string" calcext:value-type="string" table:number-columns-spanned="4" table:number-rows-spanned="1">
            <text:p>L1:I-miss [%]</text:p>
          </table:table-cell>
          <table:covered-table-cell table:number-columns-repeated="3" table:style-name="ce67"/>
          <table:table-cell table:style-name="ce48" office:value-type="string" calcext:value-type="string" table:number-columns-spanned="4" table:number-rows-spanned="1">
            <text:p>L1:D-miss [%]</text:p>
          </table:table-cell>
          <table:covered-table-cell table:number-columns-repeated="3" table:style-name="ce67"/>
          <table:table-cell table:number-columns-repeated="1015"/>
        </table:table-row>
        <table:table-row table:style-name="ro2">
          <table:covered-table-cell table:style-name="ce67"/>
          <table:table-cell table:style-name="ce68" office:value-type="string" calcext:value-type="string">
            <text:p>1-way</text:p>
          </table:table-cell>
          <table:table-cell table:style-name="ce68" office:value-type="string" calcext:value-type="string">
            <text:p>2-way</text:p>
          </table:table-cell>
          <table:table-cell table:style-name="ce68" office:value-type="string" calcext:value-type="string">
            <text:p>4-way</text:p>
          </table:table-cell>
          <table:table-cell table:style-name="ce68" office:value-type="string" calcext:value-type="string">
            <text:p>8-way</text:p>
          </table:table-cell>
          <table:table-cell table:style-name="ce68" office:value-type="string" calcext:value-type="string">
            <text:p>1-way</text:p>
          </table:table-cell>
          <table:table-cell table:style-name="ce68" office:value-type="string" calcext:value-type="string">
            <text:p>2-way</text:p>
          </table:table-cell>
          <table:table-cell table:style-name="ce68" office:value-type="string" calcext:value-type="string">
            <text:p>4-way</text:p>
          </table:table-cell>
          <table:table-cell table:style-name="ce68" office:value-type="string" calcext:value-type="string">
            <text:p>8-way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 KiB</text:p>
          </table:table-cell>
          <table:table-cell table:style-name="ce47" office:value-type="percentage" office:value="0.1331" calcext:value-type="percentage">
            <text:p>13.31%</text:p>
          </table:table-cell>
          <table:table-cell table:style-name="ce47" office:value-type="percentage" office:value="0.1182" calcext:value-type="percentage">
            <text:p>11.82%</text:p>
          </table:table-cell>
          <table:table-cell table:style-name="ce47" office:value-type="percentage" office:value="0.1196" calcext:value-type="percentage">
            <text:p>11.96%</text:p>
          </table:table-cell>
          <table:table-cell table:style-name="ce47" office:value-type="percentage" office:value="0.119" calcext:value-type="percentage">
            <text:p>11.90%</text:p>
          </table:table-cell>
          <table:table-cell table:style-name="ce47" office:value-type="percentage" office:value="0.0314" calcext:value-type="percentage">
            <text:p>3.14%</text:p>
          </table:table-cell>
          <table:table-cell table:style-name="ce47" office:value-type="percentage" office:value="0.0212" calcext:value-type="percentage">
            <text:p>2.12%</text:p>
          </table:table-cell>
          <table:table-cell table:style-name="ce47" office:value-type="percentage" office:value="0.015" calcext:value-type="percentage">
            <text:p>1.50%</text:p>
          </table:table-cell>
          <table:table-cell table:style-name="ce47" office:value-type="percentage" office:value="0.0123" calcext:value-type="percentage">
            <text:p>1.23%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4 KiB</text:p>
          </table:table-cell>
          <table:table-cell table:style-name="ce47" office:value-type="percentage" office:value="0.1114" calcext:value-type="percentage">
            <text:p>11.14%</text:p>
          </table:table-cell>
          <table:table-cell table:style-name="ce47" office:value-type="percentage" office:value="0.0919" calcext:value-type="percentage">
            <text:p>9.19%</text:p>
          </table:table-cell>
          <table:table-cell table:style-name="ce47" office:value-type="percentage" office:value="0.0933" calcext:value-type="percentage">
            <text:p>9.33%</text:p>
          </table:table-cell>
          <table:table-cell table:style-name="ce47" office:value-type="percentage" office:value="0.0908" calcext:value-type="percentage">
            <text:p>9.08%</text:p>
          </table:table-cell>
          <table:table-cell table:style-name="ce47" office:value-type="percentage" office:value="0.0194" calcext:value-type="percentage">
            <text:p>1.94%</text:p>
          </table:table-cell>
          <table:table-cell table:style-name="ce47" office:value-type="percentage" office:value="0.012" calcext:value-type="percentage">
            <text:p>1.20%</text:p>
          </table:table-cell>
          <table:table-cell table:style-name="ce47" office:value-type="percentage" office:value="0.0093" calcext:value-type="percentage">
            <text:p>0.93%</text:p>
          </table:table-cell>
          <table:table-cell table:style-name="ce47" office:value-type="percentage" office:value="0.0082" calcext:value-type="percentage">
            <text:p>0.82%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8 KiB</text:p>
          </table:table-cell>
          <table:table-cell table:style-name="ce47" office:value-type="percentage" office:value="0.0713" calcext:value-type="percentage">
            <text:p>7.13%</text:p>
          </table:table-cell>
          <table:table-cell table:style-name="ce47" office:value-type="percentage" office:value="0.0672" calcext:value-type="percentage">
            <text:p>6.72%</text:p>
          </table:table-cell>
          <table:table-cell table:style-name="ce47" office:value-type="percentage" office:value="0.061" calcext:value-type="percentage">
            <text:p>6.10%</text:p>
          </table:table-cell>
          <table:table-cell table:style-name="ce47" office:value-type="percentage" office:value="0.0585" calcext:value-type="percentage">
            <text:p>5.85%</text:p>
          </table:table-cell>
          <table:table-cell table:style-name="ce47" office:value-type="percentage" office:value="0.0137" calcext:value-type="percentage">
            <text:p>1.37%</text:p>
          </table:table-cell>
          <table:table-cell table:style-name="ce47" office:value-type="percentage" office:value="0.009" calcext:value-type="percentage">
            <text:p>0.90%</text:p>
          </table:table-cell>
          <table:table-cell table:number-columns-repeated="2" table:style-name="ce47" office:value-type="percentage" office:value="0.0078" calcext:value-type="percentage">
            <text:p>0.78%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16 KiB</text:p>
          </table:table-cell>
          <table:table-cell table:style-name="ce47" office:value-type="percentage" office:value="0.0475" calcext:value-type="percentage">
            <text:p>4.75%</text:p>
          </table:table-cell>
          <table:table-cell table:style-name="ce47" office:value-type="percentage" office:value="0.0431" calcext:value-type="percentage">
            <text:p>4.31%</text:p>
          </table:table-cell>
          <table:table-cell table:style-name="ce47" office:value-type="percentage" office:value="0.0437" calcext:value-type="percentage">
            <text:p>4.37%</text:p>
          </table:table-cell>
          <table:table-cell table:style-name="ce47" office:value-type="percentage" office:value="0.0452" calcext:value-type="percentage">
            <text:p>4.52%</text:p>
          </table:table-cell>
          <table:table-cell table:style-name="ce47" office:value-type="percentage" office:value="0.0076" calcext:value-type="percentage">
            <text:p>0.76%</text:p>
          </table:table-cell>
          <table:table-cell table:style-name="ce47" office:value-type="percentage" office:value="0.0075" calcext:value-type="percentage">
            <text:p>0.75%</text:p>
          </table:table-cell>
          <table:table-cell table:style-name="ce47" office:value-type="percentage" office:value="0.0074" calcext:value-type="percentage">
            <text:p>0.74%</text:p>
          </table:table-cell>
          <table:table-cell table:style-name="ce47" office:value-type="percentage" office:value="0.0073" calcext:value-type="percentage">
            <text:p>0.73%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6" office:value-type="string" calcext:value-type="string" table:number-columns-spanned="1" table:number-rows-spanned="2">
            <text:p>Application</text:p>
          </table:table-cell>
          <table:table-cell table:style-name="ce48" office:value-type="string" calcext:value-type="string" table:number-columns-spanned="2" table:number-rows-spanned="1">
            <text:p>Question 1 <text:span text:style-name="T1">(enter yes/no)</text:span>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Question 2 <text:span text:style-name="T1">(enter yes/no)</text:span></text:p>
          </table:table-cell>
          <table:covered-table-cell table:style-name="ce67"/>
          <table:table-cell table:style-name="ce20" table:number-columns-repeated="4"/>
          <table:table-cell table:number-columns-repeated="1015"/>
        </table:table-row>
        <table:table-row table:style-name="ro2">
          <table:covered-table-cell table:style-name="ce67"/>
          <table:table-cell table:style-name="ce68" office:value-type="string" calcext:value-type="string">
            <text:p>I-Cache</text:p>
          </table:table-cell>
          <table:table-cell table:style-name="ce68" office:value-type="string" calcext:value-type="string">
            <text:p>D-Cache</text:p>
          </table:table-cell>
          <table:table-cell table:style-name="ce68" office:value-type="string" calcext:value-type="string">
            <text:p>I-Cache</text:p>
          </table:table-cell>
          <table:table-cell table:style-name="ce68" office:value-type="string" calcext:value-type="string">
            <text:p>D-Cache</text:p>
          </table:table-cell>
          <table:table-cell table:style-name="ce21" table:number-columns-repeated="4"/>
          <table:table-cell table:number-columns-repeated="1015"/>
        </table:table-row>
        <table:table-row table:style-name="ro2">
          <table:table-cell table:style-name="ce69" office:value-type="string" calcext:value-type="string">
            <text:p>nested-loop</text:p>
          </table:table-cell>
          <table:table-cell table:style-name="ce72" table:content-validation-name="val1" office:value-type="string" calcext:value-type="string">
            <text:p>No</text:p>
          </table:table-cell>
          <table:table-cell table:style-name="ce72" table:content-validation-name="val1" office:value-type="string" calcext:value-type="string">
            <text:p>Yes</text:p>
          </table:table-cell>
          <table:table-cell table:style-name="ce72" table:content-validation-name="val1" office:value-type="string" calcext:value-type="string">
            <text:p>No</text:p>
          </table:table-cell>
          <table:table-cell table:style-name="ce72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69" office:value-type="string" calcext:value-type="string">
            <text:p>matrix-mul</text:p>
          </table:table-cell>
          <table:table-cell table:number-columns-repeated="2" table:style-name="ce72" table:content-validation-name="val1" office:value-type="string" calcext:value-type="string">
            <text:p>No</text:p>
          </table:table-cell>
          <table:table-cell table:number-columns-repeated="2" table:style-name="ce72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69" office:value-type="string" calcext:value-type="string">
            <text:p>test-math</text:p>
          </table:table-cell>
          <table:table-cell table:number-columns-repeated="4" table:style-name="ce72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0" office:value-type="string" calcext:value-type="string">
            <text:p>Question 1:</text:p>
          </table:table-cell>
          <table:table-cell office:value-type="string" calcext:value-type="string">
            <text:p>Observing the plots, when we increase associativity for a given cache size, does this reduce cache miss rate of the application?</text:p>
          </table:table-cell>
          <table:table-cell table:number-columns-repeated="1022"/>
        </table:table-row>
        <table:table-row table:style-name="ro2">
          <table:table-cell table:style-name="ce70" office:value-type="string" calcext:value-type="string">
            <text:p>Question 2:</text:p>
          </table:table-cell>
          <table:table-cell office:value-type="string" calcext:value-type="string">
            <text:p>When we increase the cache size for a given associativity, does it help reduce the cache miss rate of the application?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M1-Assignment1'.B30:'M1-Assignment1'.E32">
            <calcext:condition calcext:apply-style-name="Bad" calcext:value="=&quot;No&quot;" calcext:base-cell-address="'M1-Assignment1'.B30"/>
            <calcext:condition calcext:apply-style-name="Good" calcext:value="=&quot;Yes&quot;" calcext:base-cell-address="'M1-Assignment1'.B30"/>
          </calcext:conditional-format>
        </calcext:conditional-formats>
      </table:table>
      <table:table table:name="M1-Assignment2" table:style-name="ta2">
        <table:table-column table:style-name="co8" table:default-cell-style-name="ce24"/>
        <table:table-column table:style-name="co10" table:default-cell-style-name="ce24"/>
        <table:table-column table:style-name="co11" table:default-cell-style-name="ce24"/>
        <table:table-column table:style-name="co8" table:default-cell-style-name="ce24"/>
        <table:table-column table:style-name="co5" table:number-columns-repeated="1020" table:default-cell-style-name="ce24"/>
        <table:table-row table:style-name="ro2">
          <table:table-cell table:style-name="ce65" office:value-type="string" calcext:value-type="string" table:number-columns-spanned="3" table:number-rows-spanned="1">
            <text:p>nested-loop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48" office:value-type="string" calcext:value-type="string" table:number-columns-spanned="1" table:number-rows-spanned="2">
            <text:p>Size</text:p>
          </table:table-cell>
          <table:table-cell table:style-name="ce48" office:value-type="string" calcext:value-type="string">
            <text:p>L1:I-miss [%]</text:p>
          </table:table-cell>
          <table:table-cell table:style-name="ce48" office:value-type="string" calcext:value-type="string">
            <text:p>L1:D-miss [%]</text:p>
          </table:table-cell>
          <table:table-cell table:number-columns-repeated="1021"/>
        </table:table-row>
        <table:table-row table:style-name="ro2">
          <table:covered-table-cell table:style-name="ce67"/>
          <table:table-cell table:number-columns-repeated="2" table:style-name="ce68" office:value-type="string" calcext:value-type="string">
            <text:p>1-way</text:p>
          </table:table-cell>
          <table:table-cell table:number-columns-repeated="1021"/>
        </table:table-row>
        <table:table-row table:style-name="ro2">
          <table:table-cell table:style-name="ce68" office:value-type="string" calcext:value-type="string">
            <text:p>4 KiB</text:p>
          </table:table-cell>
          <table:table-cell table:style-name="ce47" table:formula="of:=(460/3536430)*1000" office:value-type="percentage" office:value="0.130074679832486" calcext:value-type="percentage">
            <text:p>13.01%</text:p>
          </table:table-cell>
          <table:table-cell table:style-name="ce47" office:value-type="percentage" office:value="0.0103" calcext:value-type="percentage">
            <text:p>1.03%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5" office:value-type="string" calcext:value-type="string" table:number-columns-spanned="3" table:number-rows-spanned="1">
            <text:p>nested-loop <text:span text:style-name="T2">(</text:span><text:span text:style-name="T3">optimized</text:span><text:span text:style-name="T4">)</text:span>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48" office:value-type="string" calcext:value-type="string" table:number-columns-spanned="1" table:number-rows-spanned="2">
            <text:p>Size</text:p>
          </table:table-cell>
          <table:table-cell table:style-name="ce48" office:value-type="string" calcext:value-type="string">
            <text:p>L1:I-miss [%]</text:p>
          </table:table-cell>
          <table:table-cell table:style-name="ce48" office:value-type="string" calcext:value-type="string">
            <text:p>L1:D-miss [%]</text:p>
          </table:table-cell>
          <table:table-cell table:number-columns-repeated="1021"/>
        </table:table-row>
        <table:table-row table:style-name="ro2">
          <table:covered-table-cell table:style-name="ce67"/>
          <table:table-cell table:number-columns-repeated="2" table:style-name="ce68" office:value-type="string" calcext:value-type="string">
            <text:p>1-way</text:p>
          </table:table-cell>
          <table:table-cell table:number-columns-repeated="1021"/>
        </table:table-row>
        <table:table-row table:style-name="ro2">
          <table:table-cell table:style-name="ce68" office:value-type="string" calcext:value-type="string">
            <text:p>4 KiB</text:p>
          </table:table-cell>
          <table:table-cell table:style-name="ce47" table:formula="of:=(460/3536430)*1000" office:value-type="percentage" office:value="0.130074679832486" calcext:value-type="percentage">
            <text:p>13.01%</text:p>
          </table:table-cell>
          <table:table-cell table:style-name="ce47" office:value-type="percentage" office:value="0.0417" calcext:value-type="percentage">
            <text:p>4.17%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65" office:value-type="string" calcext:value-type="string" table:number-columns-spanned="2" table:number-rows-spanned="1">
            <text:p>Cache misses reduced? <text:span text:style-name="T1">(yes/no)</text:span></text:p>
          </table:table-cell>
          <table:covered-table-cell/>
          <table:table-cell table:style-name="ce27"/>
          <table:table-cell table:number-columns-repeated="1020"/>
        </table:table-row>
        <table:table-row table:style-name="ro2">
          <table:table-cell/>
          <table:table-cell table:style-name="ce48" office:value-type="string" calcext:value-type="string">
            <text:p>I-Cache</text:p>
          </table:table-cell>
          <table:table-cell table:style-name="ce48" office:value-type="string" calcext:value-type="string">
            <text:p>D-Cache</text:p>
          </table:table-cell>
          <table:table-cell table:style-name="ce27"/>
          <table:table-cell table:number-columns-repeated="1020"/>
        </table:table-row>
        <table:table-row table:style-name="ro2">
          <table:table-cell/>
          <table:table-cell table:style-name="ce52" table:content-validation-name="val1" office:value-type="string" calcext:value-type="string">
            <text:p>No</text:p>
          </table:table-cell>
          <table:table-cell table:style-name="ce52" table:content-validation-name="val1"/>
          <table:table-cell table:style-name="Default"/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M1-Assignment2'.B15:'M1-Assignment2'.C15">
            <calcext:condition calcext:apply-style-name="Bad" calcext:value="=&quot;No&quot;" calcext:base-cell-address="'M1-Assignment2'.B15"/>
            <calcext:condition calcext:apply-style-name="Good" calcext:value="=&quot;Yes&quot;" calcext:base-cell-address="'M1-Assignment2'.B15"/>
          </calcext:conditional-format>
        </calcext:conditional-formats>
      </table:table>
      <table:table table:name="M1-Assignment3" table:style-name="ta2">
        <table:table-column table:style-name="co8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8" table:number-columns-repeated="2" table:default-cell-style-name="ce24"/>
        <table:table-column table:style-name="co5" table:number-columns-repeated="1018" table:default-cell-style-name="ce24"/>
        <table:table-row table:style-name="ro2">
          <table:table-cell table:style-name="ce65" office:value-type="string" calcext:value-type="string" table:number-columns-spanned="4" table:number-rows-spanned="1">
            <text:p>matrix-mul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48" office:value-type="string" calcext:value-type="string" table:number-columns-spanned="1" table:number-rows-spanned="2">
            <text:p>Size</text:p>
          </table:table-cell>
          <table:table-cell table:style-name="ce48" office:value-type="string" calcext:value-type="string">
            <text:p>L1:I-miss [%]</text:p>
          </table:table-cell>
          <table:table-cell table:style-name="ce48" office:value-type="string" calcext:value-type="string">
            <text:p>L1:D-miss [%]</text:p>
          </table:table-cell>
          <table:table-cell table:style-name="ce79" office:value-type="string" calcext:value-type="string" table:number-columns-spanned="1" table:number-rows-spanned="2">
            <text:p>Block size</text:p>
            <text:p>[Array elements]</text:p>
          </table:table-cell>
          <table:table-cell table:number-columns-repeated="1020"/>
        </table:table-row>
        <table:table-row table:style-name="ro2">
          <table:covered-table-cell table:style-name="ce67"/>
          <table:table-cell table:number-columns-repeated="2" table:style-name="ce68" office:value-type="string" calcext:value-type="string">
            <text:p>1-way</text:p>
          </table:table-cell>
          <table:covered-table-cell/>
          <table:table-cell table:number-columns-repeated="1020"/>
        </table:table-row>
        <table:table-row table:style-name="ro2">
          <table:table-cell table:style-name="ce48" office:value-type="string" calcext:value-type="string" table:number-columns-spanned="1" table:number-rows-spanned="6">
            <text:p>4 KiB</text:p>
          </table:table-cell>
          <table:table-cell table:style-name="ce29" table:number-columns-repeated="2"/>
          <table:table-cell table:style-name="ce30" office:value-type="string" calcext:value-type="string">
            <text:p>original</text:p>
          </table:table-cell>
          <table:table-cell table:number-columns-repeated="1020"/>
        </table:table-row>
        <table:table-row table:style-name="ro2">
          <table:covered-table-cell table:style-name="ce67"/>
          <table:table-cell table:style-name="ce29" table:number-columns-repeated="2"/>
          <table:table-cell table:style-name="ce30" office:value-type="string" calcext:value-type="string">
            <text:p>2x2</text:p>
          </table:table-cell>
          <table:table-cell table:number-columns-repeated="1020"/>
        </table:table-row>
        <table:table-row table:style-name="ro2">
          <table:covered-table-cell table:style-name="ce67"/>
          <table:table-cell table:style-name="ce12" table:number-columns-repeated="2"/>
          <table:table-cell table:style-name="ce30" office:value-type="string" calcext:value-type="string">
            <text:p>4x4</text:p>
          </table:table-cell>
          <table:table-cell table:number-columns-repeated="1020"/>
        </table:table-row>
        <table:table-row table:style-name="ro2">
          <table:covered-table-cell table:style-name="ce67"/>
          <table:table-cell table:style-name="ce12" table:number-columns-repeated="2"/>
          <table:table-cell table:style-name="ce30" office:value-type="string" calcext:value-type="string">
            <text:p>8x8</text:p>
          </table:table-cell>
          <table:table-cell table:number-columns-repeated="1020"/>
        </table:table-row>
        <table:table-row table:style-name="ro2">
          <table:covered-table-cell table:style-name="ce67"/>
          <table:table-cell table:style-name="ce12" table:number-columns-repeated="2"/>
          <table:table-cell table:style-name="ce30" office:value-type="string" calcext:value-type="string">
            <text:p>10x10</text:p>
          </table:table-cell>
          <table:table-cell table:number-columns-repeated="1020"/>
        </table:table-row>
        <table:table-row table:style-name="ro2">
          <table:covered-table-cell table:style-name="ce67"/>
          <table:table-cell table:style-name="ce12" table:number-columns-repeated="2"/>
          <table:table-cell table:style-name="ce30" office:value-type="string" calcext:value-type="string">
            <text:p>20x2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 table:number-columns-spanned="6" table:number-rows-spanned="1">
            <text:p>How does blocking improve the cache miss rates?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2" table:number-columns-spanned="6" table:number-rows-spanned="1"/>
          <table:covered-table-cell table:number-columns-repeated="5"/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1-Assignment4" table:style-name="ta3"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1" table:default-cell-style-name="ce24"/>
        <table:table-column table:style-name="co27" table:default-cell-style-name="ce24"/>
        <table:table-column table:style-name="co5" table:number-columns-repeated="1010" table:default-cell-style-name="ce24"/>
        <table:table-row table:style-name="ro3">
          <table:table-cell table:style-name="ce65" office:value-type="string" calcext:value-type="string" table:number-columns-spanned="14" table:number-rows-spanned="1">
            <text:p>Configuration A (L1 cache only)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81"/>
          <table:table-cell table:style-name="ce85"/>
          <table:table-cell table:style-name="ce81"/>
          <table:table-cell table:style-name="ce85"/>
          <table:table-cell table:style-name="ce77" office:value-type="string" calcext:value-type="string" table:number-columns-spanned="5" table:number-rows-spanned="1">
            <text:p>Instruction Cache</text:p>
          </table:table-cell>
          <table:covered-table-cell table:number-columns-repeated="4" table:style-name="ce67"/>
          <table:table-cell table:style-name="ce77" office:value-type="string" calcext:value-type="string" table:number-columns-spanned="5" table:number-rows-spanned="1">
            <text:p>Data Cache</text:p>
          </table:table-cell>
          <table:covered-table-cell table:number-columns-repeated="4" table:style-name="ce67"/>
          <table:table-cell table:number-columns-repeated="1010"/>
        </table:table-row>
        <table:table-row table:style-name="ro2">
          <table:table-cell table:style-name="ce82"/>
          <table:table-cell table:style-name="ce86"/>
          <table:table-cell table:style-name="ce90"/>
          <table:table-cell table:style-name="ce92"/>
          <table:table-cell table:style-name="ce77" office:value-type="string" calcext:value-type="string" table:number-columns-spanned="2" table:number-rows-spanned="1">
            <text:p>Level 1</text:p>
          </table:table-cell>
          <table:covered-table-cell table:style-name="ce67"/>
          <table:table-cell table:style-name="ce77" office:value-type="string" calcext:value-type="string" table:number-columns-spanned="2" table:number-rows-spanned="1">
            <text:p>Level 2</text:p>
          </table:table-cell>
          <table:covered-table-cell table:style-name="ce67"/>
          <table:table-cell table:style-name="ce99"/>
          <table:table-cell table:style-name="ce77" office:value-type="string" calcext:value-type="string" table:number-columns-spanned="2" table:number-rows-spanned="1">
            <text:p>Level 1</text:p>
          </table:table-cell>
          <table:covered-table-cell table:style-name="ce67"/>
          <table:table-cell table:style-name="ce77" office:value-type="string" calcext:value-type="string" table:number-columns-spanned="2" table:number-rows-spanned="1">
            <text:p>Level 2</text:p>
          </table:table-cell>
          <table:covered-table-cell table:style-name="ce67"/>
          <table:table-cell table:style-name="ce99"/>
          <table:table-cell table:number-columns-repeated="1010"/>
        </table:table-row>
        <table:table-row table:style-name="ro4">
          <table:table-cell table:style-name="ce83"/>
          <table:table-cell table:style-name="ce87"/>
          <table:table-cell table:style-name="ce88" office:value-type="string" calcext:value-type="string">
            <text:p>CPI</text:p>
          </table:table-cell>
          <table:table-cell table:style-name="ce88" office:value-type="string" calcext:value-type="string">
            <text:p>cycles</text:p>
          </table:table-cell>
          <table:table-cell table:style-name="ce94" office:value-type="string" calcext:value-type="string">
            <text:p>Miss_rate_L1:I</text:p>
          </table:table-cell>
          <table:table-cell table:style-name="ce95" office:value-type="string" calcext:value-type="string">
            <text:p>Miss_penalty_L1:I</text:p>
            <text:p>( AMAT_Mem )</text:p>
          </table:table-cell>
          <table:table-cell table:style-name="ce96" office:value-type="string" calcext:value-type="string">
            <text:p>---</text:p>
          </table:table-cell>
          <table:table-cell table:style-name="ce102" office:value-type="string" calcext:value-type="string">
            <text:p>---</text:p>
          </table:table-cell>
          <table:table-cell table:style-name="ce48" office:value-type="string" calcext:value-type="string">
            <text:p>AMAT_I</text:p>
          </table:table-cell>
          <table:table-cell table:style-name="ce94" office:value-type="string" calcext:value-type="string">
            <text:p>Miss_rate_L1:D</text:p>
          </table:table-cell>
          <table:table-cell table:style-name="ce95" office:value-type="string" calcext:value-type="string">
            <text:p>Miss_penalty_L1:D</text:p>
            <text:p>( AMAT_Mem )</text:p>
          </table:table-cell>
          <table:table-cell table:style-name="ce67" office:value-type="string" calcext:value-type="string">
            <text:p>---</text:p>
          </table:table-cell>
          <table:table-cell table:style-name="ce88" office:value-type="string" calcext:value-type="string">
            <text:p>---</text:p>
          </table:table-cell>
          <table:table-cell table:style-name="ce48" office:value-type="string" calcext:value-type="string">
            <text:p>AMAT_D</text:p>
          </table:table-cell>
          <table:table-cell table:number-columns-repeated="1010"/>
        </table:table-row>
        <table:table-row table:style-name="ro2">
          <table:table-cell table:style-name="ce48" office:value-type="string" calcext:value-type="string" table:number-columns-spanned="1" table:number-rows-spanned="2">
            <text:p>nested-loops</text:p>
          </table:table-cell>
          <table:table-cell table:style-name="ce88" office:value-type="string" calcext:value-type="string">
            <text:p>Non-loop interchange</text:p>
          </table:table-cell>
          <table:table-cell table:style-name="ce91" table:number-columns-repeated="12"/>
          <table:table-cell table:number-columns-repeated="1010"/>
        </table:table-row>
        <table:table-row table:style-name="ro2">
          <table:covered-table-cell table:style-name="ce67"/>
          <table:table-cell table:style-name="ce88" office:value-type="string" calcext:value-type="string">
            <text:p>Loop interchange</text:p>
          </table:table-cell>
          <table:table-cell table:style-name="ce91" table:number-columns-repeated="12"/>
          <table:table-cell table:number-columns-repeated="1010"/>
        </table:table-row>
        <table:table-row table:style-name="ro2">
          <table:table-cell table:style-name="ce48" office:value-type="string" calcext:value-type="string" table:number-columns-spanned="1" table:number-rows-spanned="2">
            <text:p>matrix-mul</text:p>
          </table:table-cell>
          <table:table-cell table:style-name="ce88" office:value-type="string" calcext:value-type="string">
            <text:p>Non-blocking</text:p>
          </table:table-cell>
          <table:table-cell table:style-name="ce91" table:number-columns-repeated="12"/>
          <table:table-cell table:number-columns-repeated="1010"/>
        </table:table-row>
        <table:table-row table:style-name="ro2">
          <table:covered-table-cell table:style-name="ce67"/>
          <table:table-cell table:style-name="ce88" office:value-type="string" calcext:value-type="string">
            <text:p>Blocking (B=8)</text:p>
          </table:table-cell>
          <table:table-cell table:style-name="ce91" table:number-columns-repeated="12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65" office:value-type="string" calcext:value-type="string" table:number-columns-spanned="14" table:number-rows-spanned="1">
            <text:p>Configuration B (L1+L2 cache)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81"/>
          <table:table-cell table:style-name="ce85"/>
          <table:table-cell table:style-name="ce81"/>
          <table:table-cell table:style-name="ce85"/>
          <table:table-cell table:style-name="ce77" office:value-type="string" calcext:value-type="string" table:number-columns-spanned="5" table:number-rows-spanned="1">
            <text:p>Instruction Cache (unified for L2)</text:p>
          </table:table-cell>
          <table:covered-table-cell table:number-columns-repeated="4" table:style-name="ce67"/>
          <table:table-cell table:style-name="ce77" office:value-type="string" calcext:value-type="string" table:number-columns-spanned="5" table:number-rows-spanned="1">
            <text:p>Data Cache (unified for L2)</text:p>
          </table:table-cell>
          <table:covered-table-cell table:number-columns-repeated="4" table:style-name="ce67"/>
          <table:table-cell table:number-columns-repeated="1010"/>
        </table:table-row>
        <table:table-row table:style-name="ro2">
          <table:table-cell table:style-name="ce82"/>
          <table:table-cell table:style-name="ce86"/>
          <table:table-cell table:style-name="ce90"/>
          <table:table-cell table:style-name="ce92"/>
          <table:table-cell table:style-name="ce77" office:value-type="string" calcext:value-type="string" table:number-columns-spanned="2" table:number-rows-spanned="1">
            <text:p>Level 1</text:p>
          </table:table-cell>
          <table:covered-table-cell table:style-name="ce67"/>
          <table:table-cell table:style-name="ce77" office:value-type="string" calcext:value-type="string" table:number-columns-spanned="2" table:number-rows-spanned="1">
            <text:p>Level 2</text:p>
          </table:table-cell>
          <table:covered-table-cell table:style-name="ce67"/>
          <table:table-cell table:style-name="ce99"/>
          <table:table-cell table:style-name="ce77" office:value-type="string" calcext:value-type="string" table:number-columns-spanned="2" table:number-rows-spanned="1">
            <text:p>Level 1</text:p>
          </table:table-cell>
          <table:covered-table-cell table:style-name="ce67"/>
          <table:table-cell table:style-name="ce102" office:value-type="string" calcext:value-type="string" table:number-columns-spanned="2" table:number-rows-spanned="1">
            <text:p>Level 2</text:p>
          </table:table-cell>
          <table:covered-table-cell table:style-name="ce67"/>
          <table:table-cell table:style-name="ce99"/>
          <table:table-cell table:number-columns-repeated="1010"/>
        </table:table-row>
        <table:table-row table:style-name="ro5">
          <table:table-cell table:style-name="ce84"/>
          <table:table-cell table:style-name="ce89"/>
          <table:table-cell table:style-name="ce88" office:value-type="string" calcext:value-type="string">
            <text:p>CPI</text:p>
          </table:table-cell>
          <table:table-cell table:style-name="ce88" office:value-type="string" calcext:value-type="string">
            <text:p>cycles</text:p>
          </table:table-cell>
          <table:table-cell table:style-name="ce94" office:value-type="string" calcext:value-type="string">
            <text:p>Miss_rate_L1:I</text:p>
          </table:table-cell>
          <table:table-cell table:style-name="ce95" office:value-type="string" calcext:value-type="string">
            <text:p>Miss_penalty_L1:I</text:p>
            <text:p>( = AMAT_L2:I )</text:p>
          </table:table-cell>
          <table:table-cell table:style-name="ce97" office:value-type="string" calcext:value-type="string">
            <text:p>Miss_rate_L2:U</text:p>
          </table:table-cell>
          <table:table-cell table:style-name="ce95" office:value-type="string" calcext:value-type="string">
            <text:p>Miss_penalty_L2:U</text:p>
            <text:p>( = AMAT_Mem )</text:p>
          </table:table-cell>
          <table:table-cell table:style-name="ce48" office:value-type="string" calcext:value-type="string">
            <text:p>AMAT_I</text:p>
          </table:table-cell>
          <table:table-cell table:style-name="ce94" office:value-type="string" calcext:value-type="string">
            <text:p>Miss_rate_L1:D</text:p>
          </table:table-cell>
          <table:table-cell table:style-name="ce100" office:value-type="string" calcext:value-type="string">
            <text:p>Miss_penalty_L1:D</text:p>
            <text:p>( = AMAT_L2:D )</text:p>
          </table:table-cell>
          <table:table-cell table:style-name="ce101" office:value-type="string" calcext:value-type="string">
            <text:p>Miss_rate_L2:U</text:p>
          </table:table-cell>
          <table:table-cell table:style-name="ce95" office:value-type="string" calcext:value-type="string">
            <text:p>Miss_penalty_L2:U</text:p>
            <text:p>( = AMAT_Mem )</text:p>
          </table:table-cell>
          <table:table-cell table:style-name="ce48" office:value-type="string" calcext:value-type="string">
            <text:p>AMAT_D</text:p>
          </table:table-cell>
          <table:table-cell table:number-columns-repeated="1010"/>
        </table:table-row>
        <table:table-row table:style-name="ro2">
          <table:table-cell table:style-name="ce48" office:value-type="string" calcext:value-type="string" table:number-columns-spanned="1" table:number-rows-spanned="2">
            <text:p>nested-loops</text:p>
          </table:table-cell>
          <table:table-cell table:style-name="ce88" office:value-type="string" calcext:value-type="string">
            <text:p>Non-loop interchange</text:p>
          </table:table-cell>
          <table:table-cell table:style-name="ce91" table:number-columns-repeated="12"/>
          <table:table-cell table:number-columns-repeated="1010"/>
        </table:table-row>
        <table:table-row table:style-name="ro2">
          <table:covered-table-cell table:style-name="ce67"/>
          <table:table-cell table:style-name="ce88" office:value-type="string" calcext:value-type="string">
            <text:p>Loop interchange</text:p>
          </table:table-cell>
          <table:table-cell table:style-name="ce91" table:number-columns-repeated="12"/>
          <table:table-cell table:number-columns-repeated="1010"/>
        </table:table-row>
        <table:table-row table:style-name="ro2">
          <table:table-cell table:style-name="ce48" office:value-type="string" calcext:value-type="string" table:number-columns-spanned="1" table:number-rows-spanned="2">
            <text:p>matrix-mul</text:p>
          </table:table-cell>
          <table:table-cell table:style-name="ce88" office:value-type="string" calcext:value-type="string">
            <text:p>Non-blocking</text:p>
          </table:table-cell>
          <table:table-cell table:style-name="ce91" table:number-columns-repeated="12"/>
          <table:table-cell table:number-columns-repeated="1010"/>
        </table:table-row>
        <table:table-row table:style-name="ro2">
          <table:covered-table-cell table:style-name="ce67"/>
          <table:table-cell table:style-name="ce88" office:value-type="string" calcext:value-type="string">
            <text:p>Blocking (B=8)</text:p>
          </table:table-cell>
          <table:table-cell table:style-name="ce91" table:number-columns-repeated="12"/>
          <table:table-cell table:number-columns-repeated="101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M1-Assignment4'.$A$1" table:expression="[.M1]-[#REF!]-[#REF!]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cm" fo:margin-bottom="0cm" fo:margin-left="0cm" fo:margin-right="0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landscape" fo:margin-top="0.762cm" fo:margin-bottom="0.762cm" fo:margin-left="0.635cm" fo:margin-right="0.635cm" style:print-page-order="ltr" style:first-page-number="1" style:print="charts drawings objects"/>
      <style:header-style>
        <style:header-footer-properties fo:min-height="1.143cm" fo:margin-left="0.635cm" fo:margin-right="0.635cm" fo:margin-bottom="0cm"/>
      </style:header-style>
      <style:footer-style>
        <style:header-footer-properties fo:min-height="1.143cm" fo:margin-left="0.635cm" fo:margin-right="0.635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18-10-24T13:59:42Z</meta:creation-date>
    <dc:date>2023-11-14T21:37:10.413505332</dc:date>
    <meta:print-date>2023-01-09T12:34:20Z</meta:print-date>
    <meta:editing-cycles>42</meta:editing-cycles>
    <meta:editing-duration>PT3H31M16S</meta:editing-duration>
    <meta:document-statistic meta:table-count="5" meta:cell-count="28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8.997cm" xlink:href=".." xlink:type="simple" chart:class="chart:line" chart:style-name="ch1">
        <chart:title svg:x="5.893cm" svg:y="0.315cm" chart:style-name="ch2">
          <text:p>test-math(L1:I-miss)</text:p>
        </chart:title>
        <chart:legend chart:legend-position="end" svg:x="13.757cm" svg:y="3.452cm" style:legend-expansion="high" chart:style-name="ch3"/>
        <chart:plot-area chart:style-name="ch4" table:cell-range-address="'M1-Assignment1'.B21:'M1-Assignment1'.E25" chart:data-source-has-labels="row" svg:x="0.32cm" svg:y="1.273cm" svg:width="13.117cm" svg:height="7.545cm">
          <chart:coordinate-region svg:x="1.55cm" svg:y="1.473cm" svg:width="11.608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1-Assignment1'.B22:'M1-Assignment1'.B25" chart:label-cell-address="'M1-Assignment1'.B21:'M1-Assignment1'.B21" chart:class="chart:line">
            <chart:data-point chart:repeated="4"/>
          </chart:series>
          <chart:series chart:style-name="ch9" chart:values-cell-range-address="'M1-Assignment1'.C22:'M1-Assignment1'.C25" chart:label-cell-address="'M1-Assignment1'.C21:'M1-Assignment1'.C21" chart:class="chart:line">
            <chart:data-point chart:repeated="4"/>
          </chart:series>
          <chart:series chart:style-name="ch10" chart:values-cell-range-address="'M1-Assignment1'.D22:'M1-Assignment1'.D25" chart:label-cell-address="'M1-Assignment1'.D21:'M1-Assignment1'.D21" chart:class="chart:line">
            <chart:data-point chart:repeated="4"/>
          </chart:series>
          <chart:series chart:style-name="ch11" chart:values-cell-range-address="'M1-Assignment1'.E22:'M1-Assignment1'.E25" chart:label-cell-address="'M1-Assignment1'.E21:'M1-Assignment1'.E2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way</text:p>
                <draw:g>
                  <svg:desc>'M1-Assignment1'.B21:'M1-Assignment1'.B21</svg:desc>
                </draw:g>
              </table:table-cell>
              <table:table-cell office:value-type="string">
                <text:p>2-way</text:p>
                <draw:g>
                  <svg:desc>'M1-Assignment1'.C21:'M1-Assignment1'.C21</svg:desc>
                </draw:g>
              </table:table-cell>
              <table:table-cell office:value-type="string">
                <text:p>4-way</text:p>
                <draw:g>
                  <svg:desc>'M1-Assignment1'.D21:'M1-Assignment1'.D21</svg:desc>
                </draw:g>
              </table:table-cell>
              <table:table-cell office:value-type="string">
                <text:p>8-way</text:p>
                <draw:g>
                  <svg:desc>'M1-Assignment1'.E21:'M1-Assignment1'.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31">
                <text:p>0.1331</text:p>
                <draw:g>
                  <svg:desc>'M1-Assignment1'.B22:'M1-Assignment1'.B25</svg:desc>
                </draw:g>
              </table:table-cell>
              <table:table-cell office:value-type="float" office:value="0.1182">
                <text:p>0.1182</text:p>
                <draw:g>
                  <svg:desc>'M1-Assignment1'.C22:'M1-Assignment1'.C25</svg:desc>
                </draw:g>
              </table:table-cell>
              <table:table-cell office:value-type="float" office:value="0.1196">
                <text:p>0.1196</text:p>
                <draw:g>
                  <svg:desc>'M1-Assignment1'.D22:'M1-Assignment1'.D25</svg:desc>
                </draw:g>
              </table:table-cell>
              <table:table-cell office:value-type="float" office:value="0.119">
                <text:p>0.119</text:p>
                <draw:g>
                  <svg:desc>'M1-Assignment1'.E22:'M1-Assignment1'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14">
                <text:p>0.1114</text:p>
              </table:table-cell>
              <table:table-cell office:value-type="float" office:value="0.0919">
                <text:p>0.0919</text:p>
              </table:table-cell>
              <table:table-cell office:value-type="float" office:value="0.0933">
                <text:p>0.0933</text:p>
              </table:table-cell>
              <table:table-cell office:value-type="float" office:value="0.0908">
                <text:p>0.0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13">
                <text:p>0.0713</text:p>
              </table:table-cell>
              <table:table-cell office:value-type="float" office:value="0.0672">
                <text:p>0.0672</text:p>
              </table:table-cell>
              <table:table-cell office:value-type="float" office:value="0.061">
                <text:p>0.061</text:p>
              </table:table-cell>
              <table:table-cell office:value-type="float" office:value="0.0585">
                <text:p>0.0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5">
                <text:p>0.0475</text:p>
              </table:table-cell>
              <table:table-cell office:value-type="float" office:value="0.0431">
                <text:p>0.0431</text:p>
              </table:table-cell>
              <table:table-cell office:value-type="float" office:value="0.0437">
                <text:p>0.0437</text:p>
              </table:table-cell>
              <table:table-cell office:value-type="float" office:value="0.0452">
                <text:p>0.0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8.996cm" xlink:href=".." xlink:type="simple" chart:class="chart:line" chart:style-name="ch1">
        <chart:title svg:x="5.8cm" svg:y="0.315cm" chart:style-name="ch2">
          <text:p>test-math(L1:D-miss)</text:p>
        </chart:title>
        <chart:legend chart:legend-position="end" svg:x="13.757cm" svg:y="3.452cm" style:legend-expansion="high" chart:style-name="ch3"/>
        <chart:plot-area chart:style-name="ch4" table:cell-range-address="'M1-Assignment1'.F21:'M1-Assignment1'.I25" chart:data-source-has-labels="row" svg:x="0.32cm" svg:y="1.273cm" svg:width="13.117cm" svg:height="7.544cm">
          <chart:coordinate-region svg:x="1.55cm" svg:y="1.473cm" svg:width="11.793cm" svg:height="6.69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1-Assignment1'.F22:'M1-Assignment1'.F25" chart:label-cell-address="'M1-Assignment1'.F21:'M1-Assignment1'.F21" chart:class="chart:line">
            <chart:data-point chart:repeated="4"/>
          </chart:series>
          <chart:series chart:style-name="ch9" chart:values-cell-range-address="'M1-Assignment1'.G22:'M1-Assignment1'.G25" chart:label-cell-address="'M1-Assignment1'.G21:'M1-Assignment1'.G21" chart:class="chart:line">
            <chart:data-point chart:repeated="4"/>
          </chart:series>
          <chart:series chart:style-name="ch10" chart:values-cell-range-address="'M1-Assignment1'.H22:'M1-Assignment1'.H25" chart:label-cell-address="'M1-Assignment1'.H21:'M1-Assignment1'.H21" chart:class="chart:line">
            <chart:data-point chart:repeated="4"/>
          </chart:series>
          <chart:series chart:style-name="ch11" chart:values-cell-range-address="'M1-Assignment1'.I22:'M1-Assignment1'.I25" chart:label-cell-address="'M1-Assignment1'.I21:'M1-Assignment1'.I2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way</text:p>
                <draw:g>
                  <svg:desc>'M1-Assignment1'.F21:'M1-Assignment1'.F21</svg:desc>
                </draw:g>
              </table:table-cell>
              <table:table-cell office:value-type="string">
                <text:p>2-way</text:p>
                <draw:g>
                  <svg:desc>'M1-Assignment1'.G21:'M1-Assignment1'.G21</svg:desc>
                </draw:g>
              </table:table-cell>
              <table:table-cell office:value-type="string">
                <text:p>4-way</text:p>
                <draw:g>
                  <svg:desc>'M1-Assignment1'.H21:'M1-Assignment1'.H21</svg:desc>
                </draw:g>
              </table:table-cell>
              <table:table-cell office:value-type="string">
                <text:p>8-way</text:p>
                <draw:g>
                  <svg:desc>'M1-Assignment1'.I21:'M1-Assignment1'.I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14">
                <text:p>0.0314</text:p>
                <draw:g>
                  <svg:desc>'M1-Assignment1'.F22:'M1-Assignment1'.F25</svg:desc>
                </draw:g>
              </table:table-cell>
              <table:table-cell office:value-type="float" office:value="0.0212">
                <text:p>0.0212</text:p>
                <draw:g>
                  <svg:desc>'M1-Assignment1'.G22:'M1-Assignment1'.G25</svg:desc>
                </draw:g>
              </table:table-cell>
              <table:table-cell office:value-type="float" office:value="0.015">
                <text:p>0.015</text:p>
                <draw:g>
                  <svg:desc>'M1-Assignment1'.H22:'M1-Assignment1'.H25</svg:desc>
                </draw:g>
              </table:table-cell>
              <table:table-cell office:value-type="float" office:value="0.0123">
                <text:p>0.0123</text:p>
                <draw:g>
                  <svg:desc>'M1-Assignment1'.I22:'M1-Assignment1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4">
                <text:p>0.0194</text:p>
              </table:table-cell>
              <table:table-cell office:value-type="float" office:value="0.012">
                <text:p>0.012</text:p>
              </table:table-cell>
              <table:table-cell office:value-type="float" office:value="0.0093">
                <text:p>0.0093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7">
                <text:p>0.0137</text:p>
              </table:table-cell>
              <table:table-cell office:value-type="float" office:value="0.009">
                <text:p>0.009</text:p>
              </table:table-cell>
              <table:table-cell office:value-type="float" office:value="0.0078">
                <text:p>0.0078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6">
                <text:p>0.0076</text:p>
              </table:table-cell>
              <table:table-cell office:value-type="float" office:value="0.0075">
                <text:p>0.0075</text:p>
              </table:table-cell>
              <table:table-cell office:value-type="float" office:value="0.0074">
                <text:p>0.0074</text:p>
              </table:table-cell>
              <table:table-cell office:value-type="float" office:value="0.0073">
                <text:p>0.00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8.997cm" xlink:href=".." xlink:type="simple" chart:class="chart:line" chart:style-name="ch1">
        <chart:title svg:x="5.694cm" svg:y="0.315cm" chart:style-name="ch2">
          <text:p>matrix-mul(L1:-I-miss)</text:p>
        </chart:title>
        <chart:legend chart:legend-position="end" svg:x="13.757cm" svg:y="3.452cm" style:legend-expansion="high" chart:style-name="ch3"/>
        <chart:plot-area chart:style-name="ch4" table:cell-range-address="'M1-Assignment1'.B12:'M1-Assignment1'.E16" chart:data-source-has-labels="row" svg:x="0.32cm" svg:y="1.273cm" svg:width="13.117cm" svg:height="7.545cm">
          <chart:coordinate-region svg:x="1.55cm" svg:y="1.472cm" svg:width="11.793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1-Assignment1'.B13:'M1-Assignment1'.B16" chart:label-cell-address="'M1-Assignment1'.B12:'M1-Assignment1'.B12" chart:class="chart:line">
            <chart:data-point chart:repeated="4"/>
          </chart:series>
          <chart:series chart:style-name="ch9" chart:values-cell-range-address="'M1-Assignment1'.C13:'M1-Assignment1'.C16" chart:label-cell-address="'M1-Assignment1'.C12:'M1-Assignment1'.C12" chart:class="chart:line">
            <chart:data-point chart:repeated="4"/>
          </chart:series>
          <chart:series chart:style-name="ch10" chart:values-cell-range-address="'M1-Assignment1'.D13:'M1-Assignment1'.D16" chart:label-cell-address="'M1-Assignment1'.D12:'M1-Assignment1'.D12" chart:class="chart:line">
            <chart:data-point chart:repeated="4"/>
          </chart:series>
          <chart:series chart:style-name="ch11" chart:values-cell-range-address="'M1-Assignment1'.E13:'M1-Assignment1'.E16" chart:label-cell-address="'M1-Assignment1'.E12:'M1-Assignment1'.E1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way</text:p>
                <draw:g>
                  <svg:desc>'M1-Assignment1'.B12:'M1-Assignment1'.B12</svg:desc>
                </draw:g>
              </table:table-cell>
              <table:table-cell office:value-type="string">
                <text:p>2-way</text:p>
                <draw:g>
                  <svg:desc>'M1-Assignment1'.C12:'M1-Assignment1'.C12</svg:desc>
                </draw:g>
              </table:table-cell>
              <table:table-cell office:value-type="string">
                <text:p>4-way</text:p>
                <draw:g>
                  <svg:desc>'M1-Assignment1'.D12:'M1-Assignment1'.D12</svg:desc>
                </draw:g>
              </table:table-cell>
              <table:table-cell office:value-type="string">
                <text:p>8-way</text:p>
                <draw:g>
                  <svg:desc>'M1-Assignment1'.E12:'M1-Assignment1'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6">
                <text:p>0.0006</text:p>
                <draw:g>
                  <svg:desc>'M1-Assignment1'.B13:'M1-Assignment1'.B16</svg:desc>
                </draw:g>
              </table:table-cell>
              <table:table-cell office:value-type="float" office:value="0.000568846707043819">
                <text:p>0.000568846707043819</text:p>
                <draw:g>
                  <svg:desc>'M1-Assignment1'.C13:'M1-Assignment1'.C16</svg:desc>
                </draw:g>
              </table:table-cell>
              <table:table-cell office:value-type="float" office:value="0.000569879096711775">
                <text:p>0.000569879096711775</text:p>
                <draw:g>
                  <svg:desc>'M1-Assignment1'.D13:'M1-Assignment1'.D16</svg:desc>
                </draw:g>
              </table:table-cell>
              <table:table-cell office:value-type="float" office:value="0.000501741378626671">
                <text:p>0.000501741378626671</text:p>
                <draw:g>
                  <svg:desc>'M1-Assignment1'.E13:'M1-Assignment1'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14130054642145">
                <text:p>0.000514130054642145</text:p>
              </table:table-cell>
              <table:table-cell office:value-type="float" office:value="0.000524453951321706">
                <text:p>0.000524453951321706</text:p>
              </table:table-cell>
              <table:table-cell office:value-type="float" office:value="0.000521356782317838">
                <text:p>0.000521356782317838</text:p>
              </table:table-cell>
              <table:table-cell office:value-type="float" office:value="0.000520324392649882">
                <text:p>0.000520324392649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56316233236602">
                <text:p>0.000456316233236602</text:p>
              </table:table-cell>
              <table:table-cell office:value-type="float" office:value="0.000457348622904559">
                <text:p>0.000457348622904559</text:p>
              </table:table-cell>
              <table:table-cell office:value-type="float" office:value="0.00044908950556091">
                <text:p>0.00044908950556091</text:p>
              </table:table-cell>
              <table:table-cell office:value-type="float" office:value="0.00044908950556091">
                <text:p>0.00044908950556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48057115892954">
                <text:p>0.000448057115892954</text:p>
              </table:table-cell>
              <table:table-cell office:value-type="float" office:value="0.000429474101869744">
                <text:p>0.000429474101869744</text:p>
              </table:table-cell>
              <table:table-cell office:value-type="float" office:value="0.000423279763862007">
                <text:p>0.000423279763862007</text:p>
              </table:table-cell>
              <table:table-cell office:value-type="float" office:value="0.000423279763862007">
                <text:p>0.0004232797638620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line" chart:style-name="ch1">
        <chart:title svg:x="5.681cm" svg:y="0.315cm" chart:style-name="ch2">
          <text:p>matrix-mul(L1:D-miss)</text:p>
        </chart:title>
        <chart:legend chart:legend-position="end" svg:x="13.756cm" svg:y="3.452cm" style:legend-expansion="high" chart:style-name="ch3"/>
        <chart:plot-area chart:style-name="ch4" table:cell-range-address="'M1-Assignment1'.F12:'M1-Assignment1'.I16" chart:data-source-has-labels="row" svg:x="0.32cm" svg:y="1.273cm" svg:width="13.116cm" svg:height="7.545cm">
          <chart:coordinate-region svg:x="1.55cm" svg:y="1.472cm" svg:width="11.792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1-Assignment1'.F13:'M1-Assignment1'.F16" chart:label-cell-address="'M1-Assignment1'.F12:'M1-Assignment1'.F12" chart:class="chart:line">
            <chart:data-point chart:repeated="4"/>
          </chart:series>
          <chart:series chart:style-name="ch9" chart:values-cell-range-address="'M1-Assignment1'.G13:'M1-Assignment1'.G16" chart:label-cell-address="'M1-Assignment1'.G12:'M1-Assignment1'.G12" chart:class="chart:line">
            <chart:data-point chart:repeated="4"/>
          </chart:series>
          <chart:series chart:style-name="ch10" chart:values-cell-range-address="'M1-Assignment1'.H13:'M1-Assignment1'.H16" chart:label-cell-address="'M1-Assignment1'.H12:'M1-Assignment1'.H12" chart:class="chart:line">
            <chart:data-point chart:repeated="4"/>
          </chart:series>
          <chart:series chart:style-name="ch11" chart:values-cell-range-address="'M1-Assignment1'.I13:'M1-Assignment1'.I16" chart:label-cell-address="'M1-Assignment1'.I12:'M1-Assignment1'.I1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way</text:p>
                <draw:g>
                  <svg:desc>'M1-Assignment1'.F12:'M1-Assignment1'.F12</svg:desc>
                </draw:g>
              </table:table-cell>
              <table:table-cell office:value-type="string">
                <text:p>2-way</text:p>
                <draw:g>
                  <svg:desc>'M1-Assignment1'.G12:'M1-Assignment1'.G12</svg:desc>
                </draw:g>
              </table:table-cell>
              <table:table-cell office:value-type="string">
                <text:p>4-way</text:p>
                <draw:g>
                  <svg:desc>'M1-Assignment1'.H12:'M1-Assignment1'.H12</svg:desc>
                </draw:g>
              </table:table-cell>
              <table:table-cell office:value-type="string">
                <text:p>8-way</text:p>
                <draw:g>
                  <svg:desc>'M1-Assignment1'.I12:'M1-Assignment1'.I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35">
                <text:p>0.0835</text:p>
                <draw:g>
                  <svg:desc>'M1-Assignment1'.F13:'M1-Assignment1'.F16</svg:desc>
                </draw:g>
              </table:table-cell>
              <table:table-cell office:value-type="float" office:value="0.0749">
                <text:p>0.0749</text:p>
                <draw:g>
                  <svg:desc>'M1-Assignment1'.G13:'M1-Assignment1'.G16</svg:desc>
                </draw:g>
              </table:table-cell>
              <table:table-cell office:value-type="float" office:value="0.0743">
                <text:p>0.0743</text:p>
                <draw:g>
                  <svg:desc>'M1-Assignment1'.H13:'M1-Assignment1'.H16</svg:desc>
                </draw:g>
              </table:table-cell>
              <table:table-cell office:value-type="float" office:value="0.0743">
                <text:p>0.0743</text:p>
                <draw:g>
                  <svg:desc>'M1-Assignment1'.I13:'M1-Assignment1'.I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8">
                <text:p>0.0668</text:p>
              </table:table-cell>
              <table:table-cell office:value-type="float" office:value="0.0745">
                <text:p>0.0745</text:p>
              </table:table-cell>
              <table:table-cell office:value-type="float" office:value="0.0743">
                <text:p>0.0743</text:p>
              </table:table-cell>
              <table:table-cell office:value-type="float" office:value="0.0743">
                <text:p>0.0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44">
                <text:p>0.0244</text:p>
              </table:table-cell>
              <table:table-cell office:value-type="float" office:value="0.0218">
                <text:p>0.0218</text:p>
              </table:table-cell>
              <table:table-cell office:value-type="float" office:value="0.0142">
                <text:p>0.0142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3">
                <text:p>0.0153</text:p>
              </table:table-cell>
              <table:table-cell office:value-type="float" office:value="0.0087">
                <text:p>0.0087</text:p>
              </table:table-cell>
              <table:table-cell office:value-type="float" office:value="0.0084">
                <text:p>0.0084</text:p>
              </table:table-cell>
              <table:table-cell office:value-type="float" office:value="0.0084">
                <text:p>0.00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8.996cm" xlink:href=".." xlink:type="simple" chart:class="chart:line" chart:style-name="ch1">
        <chart:title svg:x="5.681cm" svg:y="0.315cm" chart:style-name="ch2">
          <text:p>nested-loop(L1:I-miss)</text:p>
        </chart:title>
        <chart:legend chart:legend-position="end" svg:x="13.757cm" svg:y="3.452cm" style:legend-expansion="high" chart:style-name="ch3"/>
        <chart:plot-area chart:style-name="ch4" table:cell-range-address="'M1-Assignment1'.B3:'M1-Assignment1'.E7" chart:data-source-has-labels="row" svg:x="0.32cm" svg:y="1.273cm" svg:width="13.117cm" svg:height="7.544cm">
          <chart:coordinate-region svg:x="1.55cm" svg:y="1.472cm" svg:width="11.793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1-Assignment1'.B4:'M1-Assignment1'.B7" chart:label-cell-address="'M1-Assignment1'.B3:'M1-Assignment1'.B3" chart:class="chart:line">
            <chart:data-point chart:repeated="4"/>
          </chart:series>
          <chart:series chart:style-name="ch9" chart:values-cell-range-address="'M1-Assignment1'.C4:'M1-Assignment1'.C7" chart:label-cell-address="'M1-Assignment1'.C3:'M1-Assignment1'.C3" chart:class="chart:line">
            <chart:data-point chart:repeated="4"/>
          </chart:series>
          <chart:series chart:style-name="ch10" chart:values-cell-range-address="'M1-Assignment1'.D4:'M1-Assignment1'.D7" chart:label-cell-address="'M1-Assignment1'.D3:'M1-Assignment1'.D3" chart:class="chart:line">
            <chart:data-point chart:repeated="4"/>
          </chart:series>
          <chart:series chart:style-name="ch11" chart:values-cell-range-address="'M1-Assignment1'.E4:'M1-Assignment1'.E7" chart:label-cell-address="'M1-Assignment1'.E3:'M1-Assignment1'.E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way</text:p>
                <draw:g>
                  <svg:desc>'M1-Assignment1'.B3:'M1-Assignment1'.B3</svg:desc>
                </draw:g>
              </table:table-cell>
              <table:table-cell office:value-type="string">
                <text:p>2-way</text:p>
                <draw:g>
                  <svg:desc>'M1-Assignment1'.C3:'M1-Assignment1'.C3</svg:desc>
                </draw:g>
              </table:table-cell>
              <table:table-cell office:value-type="string">
                <text:p>4-way</text:p>
                <draw:g>
                  <svg:desc>'M1-Assignment1'.D3:'M1-Assignment1'.D3</svg:desc>
                </draw:g>
              </table:table-cell>
              <table:table-cell office:value-type="string">
                <text:p>8-way</text:p>
                <draw:g>
                  <svg:desc>'M1-Assignment1'.E3:'M1-Assignment1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'M1-Assignment1'.B4:'M1-Assignment1'.B7</svg:desc>
                </draw:g>
              </table:table-cell>
              <table:table-cell office:value-type="float" office:value="0.0001">
                <text:p>0.0001</text:p>
                <draw:g>
                  <svg:desc>'M1-Assignment1'.C4:'M1-Assignment1'.C7</svg:desc>
                </draw:g>
              </table:table-cell>
              <table:table-cell office:value-type="float" office:value="0.0001">
                <text:p>0.0001</text:p>
                <draw:g>
                  <svg:desc>'M1-Assignment1'.D4:'M1-Assignment1'.D7</svg:desc>
                </draw:g>
              </table:table-cell>
              <table:table-cell office:value-type="float" office:value="0.0001">
                <text:p>0.0001</text:p>
                <draw:g>
                  <svg:desc>'M1-Assignment1'.E4:'M1-Assignment1'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line" chart:style-name="ch1">
        <chart:title svg:x="5.588cm" svg:y="0.315cm" chart:style-name="ch2">
          <text:p>nested-loop(L1:D-miss)</text:p>
        </chart:title>
        <chart:legend chart:legend-position="end" svg:x="13.756cm" svg:y="3.452cm" style:legend-expansion="high" chart:style-name="ch3"/>
        <chart:plot-area chart:style-name="ch4" table:cell-range-address="'M1-Assignment1'.F3:'M1-Assignment1'.I7" chart:data-source-has-labels="row" svg:x="0.32cm" svg:y="1.273cm" svg:width="13.116cm" svg:height="7.545cm">
          <chart:coordinate-region svg:x="1.55cm" svg:y="1.472cm" svg:width="11.792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1-Assignment1'.F4:'M1-Assignment1'.F7" chart:label-cell-address="'M1-Assignment1'.F3:'M1-Assignment1'.F3" chart:class="chart:line">
            <chart:data-point chart:repeated="4"/>
          </chart:series>
          <chart:series chart:style-name="ch9" chart:values-cell-range-address="'M1-Assignment1'.G4:'M1-Assignment1'.G7" chart:label-cell-address="'M1-Assignment1'.G3:'M1-Assignment1'.G3" chart:class="chart:line">
            <chart:data-point chart:repeated="4"/>
          </chart:series>
          <chart:series chart:style-name="ch10" chart:values-cell-range-address="'M1-Assignment1'.H4:'M1-Assignment1'.H7" chart:label-cell-address="'M1-Assignment1'.H3:'M1-Assignment1'.H3" chart:class="chart:line">
            <chart:data-point chart:repeated="4"/>
          </chart:series>
          <chart:series chart:style-name="ch11" chart:values-cell-range-address="'M1-Assignment1'.I4:'M1-Assignment1'.I7" chart:label-cell-address="'M1-Assignment1'.I3:'M1-Assignment1'.I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way</text:p>
                <draw:g>
                  <svg:desc>'M1-Assignment1'.F3:'M1-Assignment1'.F3</svg:desc>
                </draw:g>
              </table:table-cell>
              <table:table-cell office:value-type="string">
                <text:p>2-way</text:p>
                <draw:g>
                  <svg:desc>'M1-Assignment1'.G3:'M1-Assignment1'.G3</svg:desc>
                </draw:g>
              </table:table-cell>
              <table:table-cell office:value-type="string">
                <text:p>4-way</text:p>
                <draw:g>
                  <svg:desc>'M1-Assignment1'.H3:'M1-Assignment1'.H3</svg:desc>
                </draw:g>
              </table:table-cell>
              <table:table-cell office:value-type="string">
                <text:p>8-way</text:p>
                <draw:g>
                  <svg:desc>'M1-Assignment1'.I3:'M1-Assignment1'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5">
                <text:p>0.0135</text:p>
                <draw:g>
                  <svg:desc>'M1-Assignment1'.F4:'M1-Assignment1'.F7</svg:desc>
                </draw:g>
              </table:table-cell>
              <table:table-cell office:value-type="float" office:value="0.0067">
                <text:p>0.0067</text:p>
                <draw:g>
                  <svg:desc>'M1-Assignment1'.G4:'M1-Assignment1'.G7</svg:desc>
                </draw:g>
              </table:table-cell>
              <table:table-cell office:value-type="float" office:value="0.0067">
                <text:p>0.0067</text:p>
                <draw:g>
                  <svg:desc>'M1-Assignment1'.H4:'M1-Assignment1'.H7</svg:desc>
                </draw:g>
              </table:table-cell>
              <table:table-cell office:value-type="float" office:value="0.0067">
                <text:p>0.0067</text:p>
                <draw:g>
                  <svg:desc>'M1-Assignment1'.I4:'M1-Assignment1'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3">
                <text:p>0.0103</text:p>
              </table:table-cell>
              <table:table-cell office:value-type="float" office:value="0.0067">
                <text:p>0.0067</text:p>
              </table:table-cell>
              <table:table-cell office:value-type="float" office:value="0.0067">
                <text:p>0.0067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4">
                <text:p>0.0084</text:p>
              </table:table-cell>
              <table:table-cell office:value-type="float" office:value="0.0067">
                <text:p>0.0067</text:p>
              </table:table-cell>
              <table:table-cell office:value-type="float" office:value="0.0067">
                <text:p>0.0067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5">
                <text:p>0.0075</text:p>
              </table:table-cell>
              <table:table-cell office:value-type="float" office:value="0.0067">
                <text:p>0.0067</text:p>
              </table:table-cell>
              <table:table-cell office:value-type="float" office:value="0.0067">
                <text:p>0.0067</text:p>
              </table:table-cell>
              <table:table-cell office:value-type="float" office:value="0.0067">
                <text:p>0.00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